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fo:font-size="14pt" style:text-underline-style="none"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 d'intention</text:p>
      <text:p text:style-name="P1"/>
      <text:p text:style-name="P1"/>
      <text:p text:style-name="P2">J'habite au finistère, c'est une région idéale pour les amoureux de sports nautiques, car il y a beaucoup de spot de surf. Beaucoup de surfers résident à Brest, ce qui est un inconvéniant car il faut entre une et deux heure pour se rendre à n'importe quel de ces spots en voiture et il arrive souvent que le déplacement est été inutile car pas assez de vagues. La météorologie causant le phénoméne des vagues est trés incertain c'est pour cela que j' ai décider de créer un site coopératif contenant les plus important sîte de surf dans une base de données, ou les utilisateurs qui se trouve déja à un de ces lieu ou habitant juste à coter peuvent prendre une photo des vagues et la reportée directement sur le sîte, les autres utilisateurs voulant aller surfer peuvent se rendre sur le sîte et y consulter les plages avec un visuel pour choisir le meilleurs spot qui leur conv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M45S</meta:editing-duration>
    <meta:editing-cycles>5</meta:editing-cycles>
    <meta:generator>OpenOffice/4.1.5$Win32 OpenOffice.org_project/415m1$Build-9789</meta:generator>
    <dc:date>2022-10-31T14:41:36.17</dc:date>
    <dc:creator>linke marin</dc:creator>
    <meta:document-statistic meta:table-count="0" meta:image-count="0" meta:object-count="0" meta:page-count="1" meta:paragraph-count="2" meta:word-count="161" meta:character-count="898"/>
    <meta:user-defined meta:name="Info 1"/>
    <meta:user-defined meta:name="Info 2"/>
    <meta:user-defined meta:name="Info 3"/>
    <meta:user-defined meta:name="Info 4"/>
  </office:meta>
</office:document-meta>
</file>